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PORT" style:family="table">
      <style:table-properties style:width="6.6931in" table:align="margins"/>
    </style:style>
    <style:style style:name="REPORT.A" style:family="table-column">
      <style:table-column-properties style:column-width="2.4979in" style:rel-column-width="24460*"/>
    </style:style>
    <style:style style:name="REPORT.B" style:family="table-column">
      <style:table-column-properties style:column-width="4.1951in" style:rel-column-width="41075*"/>
    </style:style>
    <style:style style:name="REPORT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REPORT.B1" style:family="table-cell">
      <style:table-cell-properties fo:padding="0.0201in" fo:border="0.05pt solid #000000" style:writing-mode="page"/>
    </style:style>
    <style:style style:name="REPORT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REPORT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a36f7" officeooo:paragraph-rsid="001a36f7"/>
    </style:style>
    <style:style style:name="P2" style:family="paragraph" style:parent-style-name="Table_20_Contents">
      <style:paragraph-properties fo:text-align="center" style:justify-single-word="false"/>
      <style:text-properties officeooo:rsid="001a36f7" officeooo:paragraph-rsid="001a36f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36f7" officeooo:paragraph-rsid="001a36f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ed35a" officeooo:paragraph-rsid="001ed35a"/>
    </style:style>
    <style:style style:name="P6" style:family="paragraph" style:parent-style-name="Table_20_Contents">
      <style:paragraph-properties fo:text-align="center" style:justify-single-word="false"/>
      <style:text-properties officeooo:rsid="00206c1b" officeooo:paragraph-rsid="00206c1b"/>
    </style:style>
    <style:style style:name="P7" style:family="paragraph" style:parent-style-name="Standard">
      <style:paragraph-properties fo:text-align="start" style:justify-single-word="false"/>
      <style:text-properties officeooo:rsid="001b53b8" officeooo:paragraph-rsid="001b53b8"/>
    </style:style>
    <style:style style:name="T1" style:family="text">
      <style:text-properties officeooo:rsid="001afb64"/>
    </style:style>
    <style:style style:name="T2" style:family="text">
      <style:text-properties officeooo:rsid="001d9573"/>
    </style:style>
    <style:style style:name="T3" style:family="text">
      <style:text-properties officeooo:rsid="001ed35a"/>
    </style:style>
    <style:style style:name="T4" style:family="text">
      <style:text-properties officeooo:rsid="00206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VALIDATION AND TESTING</text:span> REPORT</text:p>
      <text:p text:style-name="P1"/>
      <table:table table:name="REPORT" table:style-name="REPORT">
        <table:table-column table:style-name="REPORT.A"/>
        <table:table-column table:style-name="REPORT.B"/>
        <table:table-row>
          <table:table-cell table:style-name="REPORT.A1" office:value-type="string">
            <text:p text:style-name="P2"><text:span text:style-name="T4">TEST </text:span>PROCEDURE</text:p>
            <text:p text:style-name="P2"/>
          </table:table-cell>
          <table:table-cell table:style-name="REPORT.B1" office:value-type="string">
            <text:p text:style-name="P4"/>
          </table:table-cell>
        </table:table-row>
        <table:table-row>
          <table:table-cell table:style-name="REPORT.A2" office:value-type="string">
            <text:p text:style-name="P6">TEST ACCURACY</text:p>
          </table:table-cell>
          <table:table-cell table:style-name="REPORT.B2" office:value-type="string">
            <text:p text:style-name="P4"/>
          </table:table-cell>
        </table:table-row>
      </table:table>
      <text:p text:style-name="P1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23:34:16.455865764</meta:creation-date>
    <dc:date>2025-09-13T01:02:00.890377025</dc:date>
    <meta:editing-duration>PT39M30S</meta:editing-duration>
    <meta:editing-cycles>7</meta:editing-cycles>
    <meta:generator>LibreOffice/24.2.7.2$Linux_X86_64 LibreOffice_project/420$Build-2</meta:generator>
    <meta:document-statistic meta:table-count="1" meta:image-count="0" meta:object-count="0" meta:page-count="1" meta:paragraph-count="3" meta:word-count="8" meta:character-count="56" meta:non-whitespace-character-count="51"/>
  </office:meta>
</office:document-meta>
</file>